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73cm" fo:min-width="9.343cm" loext:decorative="false"/>
      <style:paragraph-properties style:writing-mode="lr-tb"/>
    </style:style>
    <style:style style:name="gr2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4.24cm" fo:min-width="4.441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337cm" fo:min-width="4.58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338cm" fo:min-width="5.532cm" loext:decorative="false"/>
      <style:paragraph-properties style:writing-mode="lr-tb"/>
    </style:style>
    <style:style style:name="gr6" style:family="graphic" style:parent-style-name="standard">
      <style:graphic-properties draw:textarea-vertical-align="middle" loext:decorative="false"/>
    </style:style>
    <style:style style:name="gr7" style:family="graphic" style:parent-style-name="standard">
      <style:graphic-properties draw:textarea-horizontal-align="center" draw:textarea-vertical-align="middle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1.337cm" fo:min-width="6.168cm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338cm" fo:min-width="5.215cm" loext:decorative="false"/>
      <style:paragraph-properties style:writing-mode="lr-tb"/>
    </style:style>
    <style:style style:name="gr10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843cm" svg:height="2.223cm" svg:x="5.762cm" svg:y="3.222cm">
          <text:p text:style-name="P1">CLI &amp; Interactive Inpu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525cm" svg:y1="5.445cm" svg:x2="10.525cm" svg:y2="8.62cm">
          <text:p/>
        </draw:line>
        <draw:custom-shape draw:style-name="gr3" draw:text-style-name="P1" xml:id="id2" draw:id="id2" draw:layer="layout" svg:width="6.985cm" svg:height="6.35cm" svg:x="7.032cm" svg:y="8.937cm">
          <text:p text:style-name="P1">Vault</text:p>
          <text:p text:style-name="P1">&amp;</text:p>
          <text:p text:style-name="P1">Manage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" draw:id="id1" draw:layer="layout" svg:width="5.08cm" svg:height="1.587cm" svg:x="1.952cm" svg:y="21.32cm">
          <text:p text:style-name="P1">STYLING</text:p>
          <draw:enhanced-geometry svg:viewBox="0 0 21600 21600" draw:type="rectangle" draw:enhanced-path="M 0 0 L 21600 0 21600 21600 0 21600 0 0 Z N"/>
        </draw:custom-shape>
        <draw:custom-shape draw:style-name="gr5" draw:text-style-name="P1" xml:id="id3" draw:id="id3" draw:layer="layout" svg:width="6.032cm" svg:height="1.588cm" svg:x="13.7cm" svg:y="21.319cm">
          <text:p text:style-name="P1">CUSTOMIZATION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4.492cm" svg:y1="21.32cm" svg:x2="7.032cm" svg:y2="12.112cm" draw:start-shape="id1" draw:start-glue-point="0" draw:end-shape="id2" draw:end-glue-point="6" svg:d="M4492 21320v-9208h2540" svg:viewBox="0 0 2541 9209">
          <text:p/>
        </draw:connector>
        <draw:connector draw:style-name="gr7" draw:text-style-name="P1" draw:layer="layout" svg:x1="16.716cm" svg:y1="21.319cm" svg:x2="14.017cm" svg:y2="12.112cm" draw:start-shape="id3" draw:start-glue-point="0" draw:end-shape="id2" draw:end-glue-point="10" svg:d="M16716 21319v-9207h-2699" svg:viewBox="0 0 2700 9208">
          <text:p/>
        </draw:connector>
        <draw:custom-shape draw:style-name="gr8" draw:text-style-name="P1" draw:layer="layout" svg:width="6.668cm" svg:height="1.587cm" svg:x="7.032cm" svg:y="23.86cm">
          <text:p text:style-name="P1">PERSONALIZATION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715cm" svg:height="1.588cm" svg:x="7.667cm" svg:y="17.192cm">
          <text:p text:style-name="P1">Discovery &amp; Fetch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2" draw:layer="layout" svg:x1="10.525cm" svg:y1="23.86cm" svg:x2="10.525cm" svg:y2="19.097cm">
          <text:p/>
        </draw:line>
        <draw:line draw:style-name="gr11" draw:text-style-name="P2" draw:layer="layout" svg:x1="10.525cm" svg:y1="17.192cm" svg:x2="10.525cm" svg:y2="15.60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22:49:08.197704672</meta:creation-date>
    <dc:date>2025-01-17T22:56:50.995534669</dc:date>
    <meta:editing-duration>PT7M43S</meta:editing-duration>
    <meta:editing-cycles>1</meta:editing-cycles>
    <meta:document-statistic meta:object-count="11"/>
    <meta:generator>LibreOffice/24.8.4.2$Linux_X86_64 LibreOffice_project/480$Build-2</meta:generator>
  </office:meta>
</office:document-meta>
</file>